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1ff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2ff16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4ff3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2ff16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4ff3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7" style:family="table-cell" style:parent-style-name="Default">
      <style:table-cell-properties fo:border-bottom="0.99pt solid #000000" fo:background-color="#f2ff16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solid #000000" fo:background-color="#f4ff3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: Frenético I (Nivel 6) [PATRÓN PET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7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8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10:30hs:</text:span></text:p>
            <text:p><text:span text:style-name="T3">Código Libre </text:span></text:p>
            <text:p><text:span text:style-name="T4">11:4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office:value-type="string" calcext:value-type="string">
            <text:p><text:span text:style-name="T3">08:30hs:</text:span></text:p>
            <text:p><text:span text:style-name="T3">Código Libre </text:span></text:p>
            <text:p><text:span text:style-name="T4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 table:number-columns-repeated="6"/>
          <table:table-cell office:value-type="string" calcext:value-type="string">
            <text:p>10:30hs:</text:p>
            <text:p><text:span text:style-name="T3">Tiempo</text:span></text:p>
            <text:p><text:span text:style-name="T3">Multi-usos</text:span></text:p>
            <text:p><text:span text:style-name="T4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2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/>
          <table:table-cell office:value-type="string" calcext:value-type="string">
            <text:p><text:span text:style-name="T3">09:00hs:</text:span></text:p>
            <text:p><text:span text:style-name="T3">Código Libre </text:span></text:p>
            <text:p><text:span text:style-name="T4">10:00hs</text:span></text:p>
          </table:table-cell>
          <table:table-cell office:value-type="string" calcext:value-type="string">
            <text:p><text:span text:style-name="T3">10:30hs:</text:span></text:p>
            <text:p><text:span text:style-name="T3">Espacio de</text:span></text:p>
            <text:p><text:span text:style-name="T3">Juego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Tecnibot</text:span></text:p>
            <text:p><text:span text:style-name="T2">10:3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 </text:span></text:p>
            <text:p><text:span text:style-name="T3">Tecnibot</text:span></text:p>
            <text:p><text:span text:style-name="T2">11:35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40hs:</text:span></text:p>
            <text:p><text:span text:style-name="T3">Momento de</text:span></text:p>
            <text:p><text:span text:style-name="T3">Redes Sociales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Zonda</text:span></text:p>
            <text:p><text:span text:style-name="T4">-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table:number-columns-repeated="3"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2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55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-15:2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2">15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2">17:10hs</text:span></text:p>
          </table:table-cell>
          <table:table-cell office:value-type="string" calcext:value-type="string">
            <text:p><text:span text:style-name="T3">15:55hs:</text:span></text:p>
            <text:p><text:span text:style-name="T3">Proyecto</text:span></text:p>
            <text:p><text:span text:style-name="T3">Zonda</text:span></text:p>
            <text:p><text:span text:style-name="T4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-16:4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<text:span text:style-name="T3">17:10hs:</text:span></text:p>
            <text:p><text:span text:style-name="T3">Proyecto</text:span></text:p>
            <text:p><text:span text:style-name="T3">Zonda</text:span></text:p>
            <text:p><text:span text:style-name="T4">-17:35hs-</text:span></text:p>
          </table:table-cell>
          <table:table-cell table:number-columns-repeated="2"/>
          <table:table-cell office:value-type="string" calcext:value-type="string">
            <text:p><text:span text:style-name="T3">16:40hs:</text:span></text:p>
            <text:p><text:span text:style-name="T3">Paseo</text:span></text:p>
            <text:p><text:span text:style-name="T3">Vespertino</text:span></text:p>
            <text:p><text:span text:style-name="T2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Código Libre </text:span></text:p>
            <text:p><text:span text:style-name="T4">-18:00hs-</text:span></text:p>
          </table:table-cell>
          <table:table-cell office:value-type="string" calcext:value-type="string">
            <text:p><text:span text:style-name="T3">17:40hs:</text:span></text:p>
            <text:p><text:span text:style-name="T3">Código Libre </text:span></text:p>
            <text:p><text:span text:style-name="T4">18:00hs</text:span></text:p>
          </table:table-cell>
          <table:table-cell/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20hs</text:span></text:p>
          </table:table-cell>
          <table:table-cell office:value-type="string" calcext:value-type="string">
            <text:p><text:span text:style-name="T3">18:00hs:</text:span></text:p>
            <text:p><text:span text:style-name="T3">Paseo</text:span></text:p>
            <text:p><text:span text:style-name="T3">Canino</text:span></text:p>
            <text:p><text:span text:style-name="T3">Vespertino</text:span></text:p>
            <text:p><text:span text:style-name="T2">19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20:00hs:</text:span></text:p>
            <text:p><text:span text:style-name="T3">Paseo</text:span></text:p>
            <text:p><text:span text:style-name="T3">Canino</text:span></text:p>
            <text:p><text:span text:style-name="T3">Nocturno</text:span></text:p>
            <text:p><text:span text:style-name="T2">20:30hs</text:span></text:p>
          </table:table-cell>
          <table:table-cell office:value-type="string" calcext:value-type="string">
            <text:p><text:span text:style-name="T3">20:20hs:</text:span></text:p>
            <text:p><text:span text:style-name="T3">Proyecto</text:span></text:p>
            <text:p><text:span text:style-name="T3">Zonda</text:span></text:p>
            <text:p><text:span text:style-name="T2">22:20hs</text:span></text:p>
          </table:table-cell>
          <table:table-cell office:value-type="string" calcext:value-type="string">
            <text:p><text:span text:style-name="T3">19:00hs:</text:span></text:p>
            <text:p><text:span text:style-name="T3">Espacio de</text:span></text:p>
            <text:p><text:span text:style-name="T3">Juego</text:span></text:p>
            <text:p><text:span text:style-name="T2">22:20hs</text:span></text:p>
          </table:table-cell>
          <table:table-cell office:value-type="string" calcext:value-type="string">
            <text:p><text:span text:style-name="T3">19:30hs:</text:span></text:p>
            <text:p><text:span text:style-name="T3">Espacio de</text:span></text:p>
            <text:p><text:span text:style-name="T3">Juego</text:span></text:p>
            <text:p><text:span text:style-name="T5">21:3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3">20:30hs:</text:span></text:p>
            <text:p><text:span text:style-name="T3">Proyecto</text:span></text:p>
            <text:p><text:span text:style-name="T3">Zonda</text:span></text:p>
            <text:p><text:span text:style-name="T4">23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Zonda</text:span></text:p>
            <text:p><text:span text:style-name="T4">22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Zonda</text:span></text:p>
            <text:p><text:span text:style-name="T4">00:20hs</text:span></text:p>
          </table:table-cell>
          <table:table-cell office:value-type="string" calcext:value-type="string">
            <text:p><text:span text:style-name="T3">21:30hs:</text:span></text:p>
            <text:p><text:span text:style-name="T3">Proyecto</text:span></text:p>
            <text:p><text:span text:style-name="T3">Zonda</text:span>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3">22:30hs</text:span></text:p>
            <text:p><text:span text:style-name="T3">-</text:span></text:p>
            <text:p><text:span text:style-name="T3">01:00hs</text:span>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37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6:44:56.3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15M24S</meta:editing-duration>
    <meta:editing-cycles>68</meta:editing-cycles>
    <meta:generator>LibreOffice/7.3.3.2$Windows_X86_64 LibreOffice_project/d1d0ea68f081ee2800a922cac8f79445e4603348</meta:generator>
    <dc:date>2024-05-31T16:45:24.568000000</dc:date>
    <meta:document-statistic meta:table-count="1" meta:cell-count="97" meta:object-count="0"/>
    <meta:user-defined meta:name="ProgId">Excel.Sheet</meta:user-defined>
  </office:meta>
</office:document-meta>
</file>